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27020681009861043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00221940167470492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951942717543996990"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276601371324288725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17255275215027361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728430880836886108"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1515531117175006481"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57957533460318149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9257067" text:continue-list="list1515531117175006481"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26437558510870260"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27807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25279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266459"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275587"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261267"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21694124795186472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527428394717277975"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7854290799565786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282673"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247560504429828"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8372548207752818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869418661647673945" text:style-name="L15">
        <text:list-item>
          <text:list>
            <text:list-header>
              <text:p text:style-name="P172">1.5 miles averaging about 9:40/mile and rest 1 min</text:p>
            </text:list-header>
          </text:list>
        </text:list-item>
      </text:list>
      <text:p text:style-name="P23">1 mile in 8:26 and rest 2 min</text:p>
      <text:list xml:id="list8658860703909263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808953566020413234"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279878"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1017729100900499440"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477651172280873383"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82176401393061205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9262844" text:continue-list="list1477651172280873383" text:style-name="L19">
        <text:list-item>
          <text:list>
            <text:list-header>
              <text:p text:style-name="P176">(Pace*HR)=1240</text:p>
            </text:list-header>
          </text:list>
        </text:list-item>
      </text:list>
      <text:list xml:id="list29259607" text:continue-list="list1017729100900499440" text:style-name="L18">
        <text:list-item>
          <text:list>
            <text:list-header>
              <text:p text:style-name="P175">2 miles at 10:46/mile Ave HR= 121 bpm and rest a few minutes</text:p>
            </text:list-header>
          </text:list>
        </text:list-item>
      </text:list>
      <text:list xml:id="list29283781" text:continue-list="list2926284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9269486"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36632527593046771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79533239564427743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947360852378924750"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637399194115424900"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04277632818136058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43589074770956559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9275228"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268307"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81035081498140063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76577642179923598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14912686609107935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24579225864615553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749430383144726942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8169565260772015977" text:style-name="L32">
        <text:list-item>
          <text:list>
            <text:list-header>
              <text:p text:style-name="P186">0.25 miles in 2:54</text:p>
              <text:p text:style-name="P186">1 mile in 9:21 going faster as I ran and ending at around 8:30 pace</text:p>
            </text:list-header>
          </text:list>
        </text:list-item>
      </text:list>
      <text:list xml:id="list2025808714921867531"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28442540022854666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10"><text:span text:style-name="T2">I ran 3 miles on a Wise Center treadmill averaging 10:32/mile. Needed to run indoors because the air quality was not good.</text:span></text:p>
      <text:p text:style-name="P10"><text:span text:style-name="T2">Splits: 10:47, 10:30, 10:20</text:span></text:p>
      <text:p text:style-name="P10"><text:span text:style-name="T2"/></text:p>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10"><text:span text:style-name="T2"/></text:p>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10"/>
      <text:p text:style-name="P10"/>
      <text:p text:style-name="P10"/>
      <text:p text:style-name="P10">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102300868379911636"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0T09:02:16.96</dc:date>
    <dc:creator>James Lombardi</dc:creator>
    <meta:editing-duration>P21DT5H53M45S</meta:editing-duration>
    <meta:editing-cycles>1731</meta:editing-cycles>
    <meta:generator>OpenOffice/4.1.2$Win32 OpenOffice.org_project/412m3$Build-9782</meta:generator>
    <meta:document-statistic meta:table-count="0" meta:image-count="9" meta:object-count="0" meta:page-count="176" meta:paragraph-count="5072" meta:word-count="55104" meta:character-count="282448"/>
  </office:meta>
</office:document-meta>
</file>